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39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57.36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9.77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30.37mm"/>
    </style:style>
    <style:style style:name="co13" style:family="table-column">
      <style:table-column-properties fo:break-before="auto" style:column-width="28.08mm"/>
    </style:style>
    <style:style style:name="co14" style:family="table-column">
      <style:table-column-properties fo:break-before="auto" style:column-width="30.66mm"/>
    </style:style>
    <style:style style:name="co15" style:family="table-column">
      <style:table-column-properties fo:break-before="auto" style:column-width="49.02mm"/>
    </style:style>
    <style:style style:name="co16" style:family="table-column">
      <style:table-column-properties fo:break-before="auto" style:column-width="31.52mm"/>
    </style:style>
    <style:style style:name="ro1" style:family="table-row">
      <style:table-row-properties style:row-height="8.77mm" fo:break-before="auto" style:use-optimal-row-height="fals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ext-properties style:font-name="Calibri1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eed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itmo Greedy</text:p>
          </table:table-cell>
          <table:covered-table-cell table:number-columns-repeated="4" table:style-name="ce1"/>
          <table:table-cell table:number-columns-repeated="3"/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1_n500_m50</text:p>
          </table:table-cell>
          <table:table-cell office:value-type="float" office:value="18095.5" calcext:value-type="float">
            <text:p>18095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6153524942518" calcext:value-type="float">
            <text:p>7,62</text:p>
          </table:table-cell>
          <table:table-cell office:value-type="float" office:value="0.004699" calcext:value-type="float">
            <text:p>0,0046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KD-c_12_n500_m50</text:p>
          </table:table-cell>
          <table:table-cell office:value-type="float" office:value="17356.5" calcext:value-type="float">
            <text:p>17356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10.3497513968622" calcext:value-type="float">
            <text:p>10,35</text:p>
          </table:table-cell>
          <table:table-cell office:value-type="float" office:value="0.004527" calcext:value-type="float">
            <text:p>0,004527</text:p>
          </table:table-cell>
          <table:table-cell/>
          <table:table-cell table:style-name="ce8"/>
          <table:table-cell table:style-name="ce10"/>
        </table:table-row>
        <table:table-row table:style-name="ro4">
          <table:table-cell office:value-type="string" calcext:value-type="string">
            <text:p>GKD-c_13_n500_m50</text:p>
          </table:table-cell>
          <table:table-cell office:value-type="float" office:value="17677.1" calcext:value-type="float">
            <text:p>17677,1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72424981049507" calcext:value-type="float">
            <text:p>8,72</text:p>
          </table:table-cell>
          <table:table-cell office:value-type="float" office:value="0.004528" calcext:value-type="float">
            <text:p>0,004528</text:p>
          </table:table-cell>
          <table:table-cell/>
          <table:table-cell table:style-name="ce8"/>
          <table:table-cell table:style-name="ce10"/>
        </table:table-row>
        <table:table-row table:style-name="ro3">
          <table:table-cell office:value-type="string" calcext:value-type="string">
            <text:p>GKD-c_14_n500_m50</text:p>
          </table:table-cell>
          <table:table-cell office:value-type="float" office:value="17529.1" calcext:value-type="float">
            <text:p>17529,1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9.91576855840944" calcext:value-type="float">
            <text:p>9,92</text:p>
          </table:table-cell>
          <table:table-cell office:value-type="float" office:value="0.004685" calcext:value-type="float">
            <text:p>0,004685</text:p>
          </table:table-cell>
          <table:table-cell/>
          <table:table-cell table:style-name="ce9" office:value-type="string" calcext:value-type="string">
            <text:p>Número Caso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GKD-c_15_n500_m50</text:p>
          </table:table-cell>
          <table:table-cell office:value-type="float" office:value="17752.6" calcext:value-type="float">
            <text:p>17752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59611503605498" calcext:value-type="float">
            <text:p>8,60</text:p>
          </table:table-cell>
          <table:table-cell office:value-type="float" office:value="0.003669" calcext:value-type="float">
            <text:p>0,003669</text:p>
          </table:table-cell>
          <table:table-cell/>
          <table:table-cell table:style-name="ce9" office:value-type="string" calcext:value-type="string">
            <text:p>Media Desv:</text:p>
          </table:table-cell>
          <table:table-cell table:style-name="ce12" table:formula="of:=SUM([.D3:.D32])/[.H6]" office:value-type="float" office:value="4.44083647313088" calcext:value-type="float">
            <text:p>4,44083647313088</text:p>
          </table:table-cell>
        </table:table-row>
        <table:table-row table:style-name="ro3">
          <table:table-cell office:value-type="string" calcext:value-type="string">
            <text:p>GKD-c_16_n500_m50</text:p>
          </table:table-cell>
          <table:table-cell office:value-type="float" office:value="17978.2" calcext:value-type="float">
            <text:p>17978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6483277780722" calcext:value-type="float">
            <text:p>8,65</text:p>
          </table:table-cell>
          <table:table-cell office:value-type="float" office:value="0.003698" calcext:value-type="float">
            <text:p>0,003698</text:p>
          </table:table-cell>
          <table:table-cell/>
          <table:table-cell table:style-name="ce9" office:value-type="string" calcext:value-type="string">
            <text:p>Media Tiempo:</text:p>
          </table:table-cell>
          <table:table-cell table:style-name="ce12" table:formula="of:=SUM([.E3:.E32])/[.H6]" office:value-type="float" office:value="0.1761682" calcext:value-type="float">
            <text:p>0,1761682</text:p>
          </table:table-cell>
        </table:table-row>
        <table:table-row table:style-name="ro3">
          <table:table-cell office:value-type="string" calcext:value-type="string">
            <text:p>GKD-c_17_n500_m50</text:p>
          </table:table-cell>
          <table:table-cell office:value-type="float" office:value="17903.5" calcext:value-type="float">
            <text:p>17903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3863740177958" calcext:value-type="float">
            <text:p>7,39</text:p>
          </table:table-cell>
          <table:table-cell office:value-type="float" office:value="0.004701" calcext:value-type="float">
            <text:p>0,0047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8_n500_m50</text:p>
          </table:table-cell>
          <table:table-cell office:value-type="float" office:value="17713.5" calcext:value-type="float">
            <text:p>17713,5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98134266434812" calcext:value-type="float">
            <text:p>8,98</text:p>
          </table:table-cell>
          <table:table-cell office:value-type="float" office:value="0.005183" calcext:value-type="float">
            <text:p>0,0051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9_n500_m50</text:p>
          </table:table-cell>
          <table:table-cell office:value-type="float" office:value="17704.9" calcext:value-type="float">
            <text:p>17704,9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9.09995517953006" calcext:value-type="float">
            <text:p>9,10</text:p>
          </table:table-cell>
          <table:table-cell office:value-type="float" office:value="0.00371" calcext:value-type="float">
            <text:p>0,0037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20_n500_m50</text:p>
          </table:table-cell>
          <table:table-cell office:value-type="float" office:value="17788.8" calcext:value-type="float">
            <text:p>17788,8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26324011126077" calcext:value-type="float">
            <text:p>9,26</text:p>
          </table:table-cell>
          <table:table-cell office:value-type="float" office:value="0.003841" calcext:value-type="float">
            <text:p>0,003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_n500_m50</text:p>
          </table:table-cell>
          <table:table-cell office:value-type="float" office:value="754081" calcext:value-type="float">
            <text:p>754081,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07823679819801" calcext:value-type="float">
            <text:p>3,08</text:p>
          </table:table-cell>
          <table:table-cell office:value-type="float" office:value="0.004553" calcext:value-type="float">
            <text:p>0,0045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2_n500_m50</text:p>
          </table:table-cell>
          <table:table-cell office:value-type="float" office:value="761437" calcext:value-type="float">
            <text:p>761437,0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37532692828088" calcext:value-type="float">
            <text:p>2,38</text:p>
          </table:table-cell>
          <table:table-cell office:value-type="float" office:value="0.003946" calcext:value-type="float">
            <text:p>0,0039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3_n500_m50</text:p>
          </table:table-cell>
          <table:table-cell office:value-type="float" office:value="751115" calcext:value-type="float">
            <text:p>751115,0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3.30258494829741" calcext:value-type="float">
            <text:p>3,30</text:p>
          </table:table-cell>
          <table:table-cell office:value-type="float" office:value="0.003633" calcext:value-type="float">
            <text:p>0,0036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4_n500_m50</text:p>
          </table:table-cell>
          <table:table-cell office:value-type="float" office:value="760257" calcext:value-type="float">
            <text:p>760257,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95224786346694" calcext:value-type="float">
            <text:p>1,95</text:p>
          </table:table-cell>
          <table:table-cell office:value-type="float" office:value="0.008008" calcext:value-type="float">
            <text:p>0,0080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5_n500_m50</text:p>
          </table:table-cell>
          <table:table-cell office:value-type="float" office:value="753668" calcext:value-type="float">
            <text:p>753668,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82913222372973" calcext:value-type="float">
            <text:p>2,83</text:p>
          </table:table-cell>
          <table:table-cell office:value-type="float" office:value="0.007776" calcext:value-type="float">
            <text:p>0,0077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6_n500_m50</text:p>
          </table:table-cell>
          <table:table-cell office:value-type="float" office:value="753581" calcext:value-type="float">
            <text:p>753581,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78302068968742" calcext:value-type="float">
            <text:p>2,78</text:p>
          </table:table-cell>
          <table:table-cell office:value-type="float" office:value="0.007361" calcext:value-type="float">
            <text:p>0,0073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7_n500_m50</text:p>
          </table:table-cell>
          <table:table-cell office:value-type="float" office:value="755966" calcext:value-type="float">
            <text:p>755966,0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73622947305208" calcext:value-type="float">
            <text:p>2,74</text:p>
          </table:table-cell>
          <table:table-cell office:value-type="float" office:value="0.007616" calcext:value-type="float">
            <text:p>0,0076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8_n500_m50</text:p>
          </table:table-cell>
          <table:table-cell office:value-type="float" office:value="755936" calcext:value-type="float">
            <text:p>755936,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98173534295363" calcext:value-type="float">
            <text:p>2,98</text:p>
          </table:table-cell>
          <table:table-cell office:value-type="float" office:value="0.007501" calcext:value-type="float">
            <text:p>0,0075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9_n500_m50</text:p>
          </table:table-cell>
          <table:table-cell office:value-type="float" office:value="752100" calcext:value-type="float">
            <text:p>752100,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93006239092478" calcext:value-type="float">
            <text:p>2,93</text:p>
          </table:table-cell>
          <table:table-cell office:value-type="float" office:value="0.008186" calcext:value-type="float">
            <text:p>0,0081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0_n500_m50</text:p>
          </table:table-cell>
          <table:table-cell office:value-type="float" office:value="745121" calcext:value-type="float">
            <text:p>745121,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3.85055512045319" calcext:value-type="float">
            <text:p>3,85</text:p>
          </table:table-cell>
          <table:table-cell office:value-type="float" office:value="0.007422" calcext:value-type="float">
            <text:p>0,0074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1_n2000_m200</text:p>
          </table:table-cell>
          <table:table-cell office:value-type="float" office:value="112451" calcext:value-type="float">
            <text:p>112451,0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47889853599558" calcext:value-type="float">
            <text:p>1,48</text:p>
          </table:table-cell>
          <table:table-cell office:value-type="float" office:value="0.419913" calcext:value-type="float">
            <text:p>0,4199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2_n2000_m200</text:p>
          </table:table-cell>
          <table:table-cell office:value-type="float" office:value="112390" calcext:value-type="float">
            <text:p>112390,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49177856466711" calcext:value-type="float">
            <text:p>1,49</text:p>
          </table:table-cell>
          <table:table-cell office:value-type="float" office:value="0.551197" calcext:value-type="float">
            <text:p>0,5511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3_n2000_m200</text:p>
          </table:table-cell>
          <table:table-cell office:value-type="float" office:value="112338" calcext:value-type="float">
            <text:p>112338,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5649644246609" calcext:value-type="float">
            <text:p>1,56</text:p>
          </table:table-cell>
          <table:table-cell office:value-type="float" office:value="0.432297" calcext:value-type="float">
            <text:p>0,432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4_n2000_m200</text:p>
          </table:table-cell>
          <table:table-cell office:value-type="float" office:value="112694" calcext:value-type="float">
            <text:p>112694,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32133131353817" calcext:value-type="float">
            <text:p>1,32</text:p>
          </table:table-cell>
          <table:table-cell office:value-type="float" office:value="0.56786" calcext:value-type="float">
            <text:p>0,5678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5_n2000_m200</text:p>
          </table:table-cell>
          <table:table-cell office:value-type="float" office:value="112288" calcext:value-type="float">
            <text:p>112288,0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65703275529865" calcext:value-type="float">
            <text:p>1,66</text:p>
          </table:table-cell>
          <table:table-cell office:value-type="float" office:value="0.590339" calcext:value-type="float">
            <text:p>0,5903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6_n2000_m200</text:p>
          </table:table-cell>
          <table:table-cell office:value-type="float" office:value="112296" calcext:value-type="float">
            <text:p>112296,0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71200504148724" calcext:value-type="float">
            <text:p>1,71</text:p>
          </table:table-cell>
          <table:table-cell office:value-type="float" office:value="0.533663" calcext:value-type="float">
            <text:p>0,5336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7_n2000_m200</text:p>
          </table:table-cell>
          <table:table-cell office:value-type="float" office:value="111986" calcext:value-type="float">
            <text:p>111986,0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94986560198927" calcext:value-type="float">
            <text:p>1,95</text:p>
          </table:table-cell>
          <table:table-cell office:value-type="float" office:value="0.481793" calcext:value-type="float">
            <text:p>0,481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8_n2000_m200</text:p>
          </table:table-cell>
          <table:table-cell office:value-type="float" office:value="112298" calcext:value-type="float">
            <text:p>112298,0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81853153578485" calcext:value-type="float">
            <text:p>1,82</text:p>
          </table:table-cell>
          <table:table-cell office:value-type="float" office:value="0.525398" calcext:value-type="float">
            <text:p>0,5253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9_n2000_m200</text:p>
          </table:table-cell>
          <table:table-cell office:value-type="float" office:value="112326" calcext:value-type="float">
            <text:p>112326,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64184201539391" calcext:value-type="float">
            <text:p>1,64</text:p>
          </table:table-cell>
          <table:table-cell office:value-type="float" office:value="0.54027" calcext:value-type="float">
            <text:p>0,540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40_n2000_m200</text:p>
          </table:table-cell>
          <table:table-cell office:value-type="float" office:value="112833" calcext:value-type="float">
            <text:p>112833,0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18923557898608" calcext:value-type="float">
            <text:p>1,19</text:p>
          </table:table-cell>
          <table:table-cell office:value-type="float" office:value="0.533073" calcext:value-type="float">
            <text:p>0,533073</text:p>
          </table:table-cell>
          <table:table-cell table:number-columns-repeated="3"/>
        </table:table-row>
      </table:table>
      <table:table table:name="Busqueda Local" table:style-name="ta1">
        <office:forms form:automatic-focus="false" form:apply-design-mode="false"/>
        <table:table-column table:style-name="co8" table:default-cell-style-name="ce2"/>
        <table:table-column table:style-name="co9" table:default-cell-style-name="ce3"/>
        <table:table-column table:style-name="co10" table:default-cell-style-name="ce5"/>
        <table:table-column table:style-name="co4" table:default-cell-style-name="ce6"/>
        <table:table-column table:style-name="co11" table:default-cell-style-name="ce7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itmo Búsqueda Local</text:p>
          </table:table-cell>
          <table:covered-table-cell table:number-columns-repeated="3" table:style-name="ce13"/>
          <table:covered-table-cell table:style-name="ce14"/>
          <table:table-cell table:number-columns-repeated="3"/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1_n500_m50</text:p>
          </table:table-cell>
          <table:table-cell office:value-type="float" office:value="18280" calcext:value-type="float">
            <text:p>18280,0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7340739934917" calcext:value-type="float">
            <text:p>6,67</text:p>
          </table:table-cell>
          <table:table-cell office:value-type="float" office:value="0.500024" calcext:value-type="float">
            <text:p>0,5000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2_n500_m50</text:p>
          </table:table-cell>
          <table:table-cell office:value-type="float" office:value="17755.6" calcext:value-type="float">
            <text:p>17755,6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8830961899731" calcext:value-type="float">
            <text:p>8,29</text:p>
          </table:table-cell>
          <table:table-cell office:value-type="float" office:value="0.575608" calcext:value-type="float">
            <text:p>0,575608</text:p>
          </table:table-cell>
          <table:table-cell table:number-columns-repeated="2"/>
          <table:table-cell table:style-name="ce15"/>
        </table:table-row>
        <table:table-row table:style-name="ro3">
          <table:table-cell office:value-type="string" calcext:value-type="string">
            <text:p>GKD-c_13_n500_m50</text:p>
          </table:table-cell>
          <table:table-cell office:value-type="float" office:value="17935.8" calcext:value-type="float">
            <text:p>17935,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38845171159734" calcext:value-type="float">
            <text:p>7,39</text:p>
          </table:table-cell>
          <table:table-cell office:value-type="float" office:value="1.27598" calcext:value-type="float">
            <text:p>1,2759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4_n500_m50</text:p>
          </table:table-cell>
          <table:table-cell office:value-type="float" office:value="17902.2" calcext:value-type="float">
            <text:p>17902,2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9836111873156" calcext:value-type="float">
            <text:p>8,00</text:p>
          </table:table-cell>
          <table:table-cell office:value-type="float" office:value="1.02485" calcext:value-type="float">
            <text:p>1,0248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5_n500_m50</text:p>
          </table:table-cell>
          <table:table-cell office:value-type="float" office:value="17800.6" calcext:value-type="float">
            <text:p>17800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34897453391617" calcext:value-type="float">
            <text:p>8,35</text:p>
          </table:table-cell>
          <table:table-cell office:value-type="float" office:value="0.53494" calcext:value-type="float">
            <text:p>0,534940</text:p>
          </table:table-cell>
          <table:table-cell/>
          <table:table-cell table:style-name="ce9" office:value-type="string" calcext:value-type="string">
            <text:p>Número Casos</text:p>
          </table:table-cell>
          <table:table-cell table:style-name="ce16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GKD-c_16_n500_m50</text:p>
          </table:table-cell>
          <table:table-cell office:value-type="float" office:value="18175.5" calcext:value-type="float">
            <text:p>18175,5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64579777343401" calcext:value-type="float">
            <text:p>7,65</text:p>
          </table:table-cell>
          <table:table-cell office:value-type="float" office:value="0.520452" calcext:value-type="float">
            <text:p>0,520452</text:p>
          </table:table-cell>
          <table:table-cell/>
          <table:table-cell table:style-name="ce9" office:value-type="string" calcext:value-type="string">
            <text:p>Media Desv:</text:p>
          </table:table-cell>
          <table:table-cell table:style-name="ce12" table:formula="of:=SUM([.D3:.D32])/[.H7]" office:value-type="float" office:value="3.47827229974328" calcext:value-type="float">
            <text:p>3,47827229974328</text:p>
          </table:table-cell>
        </table:table-row>
        <table:table-row table:style-name="ro3">
          <table:table-cell office:value-type="string" calcext:value-type="string">
            <text:p>GKD-c_17_n500_m50</text:p>
          </table:table-cell>
          <table:table-cell office:value-type="float" office:value="17972.5" calcext:value-type="float">
            <text:p>17972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2944156365152" calcext:value-type="float">
            <text:p>7,03</text:p>
          </table:table-cell>
          <table:table-cell office:value-type="float" office:value="1.66191" calcext:value-type="float">
            <text:p>1,661910</text:p>
          </table:table-cell>
          <table:table-cell/>
          <table:table-cell table:style-name="ce9" office:value-type="string" calcext:value-type="string">
            <text:p>Media Tiempo:</text:p>
          </table:table-cell>
          <table:table-cell table:style-name="ce12" table:formula="of:=SUM([.E3:.E32])/[.H7]" office:value-type="float" office:value="11.3907252" calcext:value-type="float">
            <text:p>11,3907252</text:p>
          </table:table-cell>
        </table:table-row>
        <table:table-row table:style-name="ro3">
          <table:table-cell office:value-type="string" calcext:value-type="string">
            <text:p>GKD-c_18_n500_m50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129722176698" calcext:value-type="float">
            <text:p>8,18</text:p>
          </table:table-cell>
          <table:table-cell office:value-type="float" office:value="1.45012" calcext:value-type="float">
            <text:p>1,4501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9_n500_m50</text:p>
          </table:table-cell>
          <table:table-cell office:value-type="float" office:value="17974" calcext:value-type="float">
            <text:p>17974,0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1834884110463" calcext:value-type="float">
            <text:p>7,72</text:p>
          </table:table-cell>
          <table:table-cell office:value-type="float" office:value="0.831387" calcext:value-type="float">
            <text:p>0,8313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20_n500_m50</text:p>
          </table:table-cell>
          <table:table-cell office:value-type="float" office:value="17887.9" calcext:value-type="float">
            <text:p>17887,9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577527874967" calcext:value-type="float">
            <text:p>8,76</text:p>
          </table:table-cell>
          <table:table-cell office:value-type="float" office:value="1.48966" calcext:value-type="float">
            <text:p>1,4896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_n500_m50</text:p>
          </table:table-cell>
          <table:table-cell office:value-type="float" office:value="770730" calcext:value-type="float">
            <text:p>770730,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0.938346739243073" calcext:value-type="float">
            <text:p>0,94</text:p>
          </table:table-cell>
          <table:table-cell office:value-type="float" office:value="0.974748" calcext:value-type="float">
            <text:p>0,9747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2_n500_m50</text:p>
          </table:table-cell>
          <table:table-cell office:value-type="float" office:value="758308" calcext:value-type="float">
            <text:p>758308,0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77649945081578" calcext:value-type="float">
            <text:p>2,78</text:p>
          </table:table-cell>
          <table:table-cell office:value-type="float" office:value="0.74457" calcext:value-type="float">
            <text:p>0,7445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3_n500_m50</text:p>
          </table:table-cell>
          <table:table-cell office:value-type="float" office:value="766037" calcext:value-type="float">
            <text:p>766037,0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38154911836258" calcext:value-type="float">
            <text:p>1,38</text:p>
          </table:table-cell>
          <table:table-cell office:value-type="float" office:value="1.03927" calcext:value-type="float">
            <text:p>1,039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4_n500_m50</text:p>
          </table:table-cell>
          <table:table-cell office:value-type="float" office:value="764054" calcext:value-type="float">
            <text:p>764054,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46256172461861" calcext:value-type="float">
            <text:p>1,46</text:p>
          </table:table-cell>
          <table:table-cell office:value-type="float" office:value="1.39859" calcext:value-type="float">
            <text:p>1,3985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5_n500_m50</text:p>
          </table:table-cell>
          <table:table-cell office:value-type="float" office:value="756103" calcext:value-type="float">
            <text:p>756103,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51518621164587" calcext:value-type="float">
            <text:p>2,52</text:p>
          </table:table-cell>
          <table:table-cell office:value-type="float" office:value="0.484578" calcext:value-type="float">
            <text:p>0,4845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6_n500_m50</text:p>
          </table:table-cell>
          <table:table-cell office:value-type="float" office:value="761191" calcext:value-type="float">
            <text:p>761191,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80127989135058" calcext:value-type="float">
            <text:p>1,80</text:p>
          </table:table-cell>
          <table:table-cell office:value-type="float" office:value="0.683489" calcext:value-type="float">
            <text:p>0,6834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7_n500_m50</text:p>
          </table:table-cell>
          <table:table-cell office:value-type="float" office:value="766263" calcext:value-type="float">
            <text:p>766263,0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41140131263748" calcext:value-type="float">
            <text:p>1,41</text:p>
          </table:table-cell>
          <table:table-cell office:value-type="float" office:value="0.95952" calcext:value-type="float">
            <text:p>0,9595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8_n500_m50</text:p>
          </table:table-cell>
          <table:table-cell office:value-type="float" office:value="770877" calcext:value-type="float">
            <text:p>770877,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0641789727835" calcext:value-type="float">
            <text:p>1,06</text:p>
          </table:table-cell>
          <table:table-cell office:value-type="float" office:value="1.05369" calcext:value-type="float">
            <text:p>1,0536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9_n500_m50</text:p>
          </table:table-cell>
          <table:table-cell office:value-type="float" office:value="764975" calcext:value-type="float">
            <text:p>764975,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26834792912868" calcext:value-type="float">
            <text:p>1,27</text:p>
          </table:table-cell>
          <table:table-cell office:value-type="float" office:value="1.28768" calcext:value-type="float">
            <text:p>1,2876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0_n500_m50</text:p>
          </table:table-cell>
          <table:table-cell office:value-type="float" office:value="752744" calcext:value-type="float">
            <text:p>752744,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86689311345462" calcext:value-type="float">
            <text:p>2,87</text:p>
          </table:table-cell>
          <table:table-cell office:value-type="float" office:value="1.03449" calcext:value-type="float">
            <text:p>1,0344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1_n2000_m200</text:p>
          </table:table-cell>
          <table:table-cell office:value-type="float" office:value="113640" calcext:value-type="float">
            <text:p>113640,0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0.437186237832818" calcext:value-type="float">
            <text:p>0,44</text:p>
          </table:table-cell>
          <table:table-cell office:value-type="float" office:value="27.8575" calcext:value-type="float">
            <text:p>27,857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2_n2000_m200</text:p>
          </table:table-cell>
          <table:table-cell office:value-type="float" office:value="113234" calcext:value-type="float">
            <text:p>113234,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752024681835712" calcext:value-type="float">
            <text:p>0,75</text:p>
          </table:table-cell>
          <table:table-cell office:value-type="float" office:value="36.4566" calcext:value-type="float">
            <text:p>36,4566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3_n2000_m200</text:p>
          </table:table-cell>
          <table:table-cell office:value-type="float" office:value="113092" calcext:value-type="float">
            <text:p>113092,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0.904279555571133" calcext:value-type="float">
            <text:p>0,90</text:p>
          </table:table-cell>
          <table:table-cell office:value-type="float" office:value="31.1664" calcext:value-type="float">
            <text:p>31,1664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4_n2000_m200</text:p>
          </table:table-cell>
          <table:table-cell office:value-type="float" office:value="113422" calcext:value-type="float">
            <text:p>113422,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0.683869950876947" calcext:value-type="float">
            <text:p>0,68</text:p>
          </table:table-cell>
          <table:table-cell office:value-type="float" office:value="35.5303" calcext:value-type="float">
            <text:p>35,530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5_n2000_m200</text:p>
          </table:table-cell>
          <table:table-cell office:value-type="float" office:value="112753" calcext:value-type="float">
            <text:p>112753,0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24978104746891" calcext:value-type="float">
            <text:p>1,25</text:p>
          </table:table-cell>
          <table:table-cell office:value-type="float" office:value="37.6565" calcext:value-type="float">
            <text:p>37,656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6_n2000_m200</text:p>
          </table:table-cell>
          <table:table-cell office:value-type="float" office:value="113310" calcext:value-type="float">
            <text:p>113310,0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0.824493225501523" calcext:value-type="float">
            <text:p>0,82</text:p>
          </table:table-cell>
          <table:table-cell office:value-type="float" office:value="31.5751" calcext:value-type="float">
            <text:p>31,575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7_n2000_m200</text:p>
          </table:table-cell>
          <table:table-cell office:value-type="float" office:value="113501" calcext:value-type="float">
            <text:p>113501,0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623396636109725" calcext:value-type="float">
            <text:p>0,62</text:p>
          </table:table-cell>
          <table:table-cell office:value-type="float" office:value="25.039" calcext:value-type="float">
            <text:p>25,039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8_n2000_m200</text:p>
          </table:table-cell>
          <table:table-cell office:value-type="float" office:value="113302" calcext:value-type="float">
            <text:p>113302,0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0.940740352165626" calcext:value-type="float">
            <text:p>0,94</text:p>
          </table:table-cell>
          <table:table-cell office:value-type="float" office:value="40.5456" calcext:value-type="float">
            <text:p>40,5456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9_n2000_m200</text:p>
          </table:table-cell>
          <table:table-cell office:value-type="float" office:value="112674" calcext:value-type="float">
            <text:p>112674,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3371161373368" calcext:value-type="float">
            <text:p>1,34</text:p>
          </table:table-cell>
          <table:table-cell office:value-type="float" office:value="29.1008" calcext:value-type="float">
            <text:p>29,1008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40_n2000_m200</text:p>
          </table:table-cell>
          <table:table-cell office:value-type="float" office:value="112959" calcext:value-type="float">
            <text:p>112959,0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07889413351315" calcext:value-type="float">
            <text:p>1,08</text:p>
          </table:table-cell>
          <table:table-cell office:value-type="float" office:value="27.2684" calcext:value-type="float">
            <text:p>27,268400</text:p>
          </table:table-cell>
          <table:table-cell table:number-columns-repeated="3"/>
        </table:table-row>
      </table:table>
      <table:table table:name="Análisis" table:style-name="ta1">
        <office:forms form:automatic-focus="false" form:apply-design-mode="false"/>
        <table:shapes>
          <draw:frame draw:z-index="1" draw:style-name="gr1" draw:text-style-name="P1" svg:width="159.99mm" svg:height="89.76mm" svg:x="246.78mm" svg:y="100.37mm">
            <draw:object draw:notify-on-update-of-ranges="Análisis.G15:Análisis.G24 Análisis.H15:Análisis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77mm" svg:x="248.53mm" svg:y="202.4mm">
            <draw:object draw:notify-on-update-of-ranges="Análisis.I39:Análisis.I49 Análisis.G25:Análisis.G34 Análisis.H25:Análisis.H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4mm" svg:x="247.93mm" svg:y="10.32mm">
            <draw:object draw:notify-on-update-of-ranges="Análisis.I5:Análisis.I15 Análisis.G5:Análisis.G14 Análisis.H5:Análisis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ce2"/>
        <table:table-column table:style-name="co4" table:default-cell-style-name="ce3"/>
        <table:table-column table:style-name="co16" table:default-cell-style-name="ce3"/>
        <table:table-column table:style-name="co4" table:default-cell-style-name="Default"/>
        <table:table-row table:style-name="ro5">
          <table:table-cell table:number-columns-repeated="5"/>
          <table:table-cell table:style-name="Default" table:number-columns-repeated="3"/>
          <table:table-cell/>
        </table:table-row>
        <table:table-row table:style-name="ro3">
          <table:table-cell table:number-columns-spanned="1" table:number-rows-spanned="2"/>
          <table:table-cell table:style-name="ce9" office:value-type="string" calcext:value-type="string" table:number-columns-spanned="2" table:number-rows-spanned="1">
            <text:p>Algoritmo</text:p>
          </table:table-cell>
          <table:covered-table-cell/>
          <table:table-cell table:number-columns-repeated="2"/>
          <table:table-cell table:style-name="Default" table:number-columns-spanned="1" table:number-rows-spanned="2"/>
          <table:table-cell table:style-name="ce9" office:value-type="string" calcext:value-type="string" table:number-columns-spanned="2" table:number-rows-spanned="1">
            <text:p>Algoritmo</text:p>
          </table:table-cell>
          <table:covered-table-cell table:style-name="Default"/>
          <table:table-cell/>
        </table:table-row>
        <table:table-row table:style-name="ro3">
          <table:covered-table-cell/>
          <table:table-cell table:style-name="ce9" office:value-type="string" calcext:value-type="string">
            <text:p>Greedy</text:p>
          </table:table-cell>
          <table:table-cell table:style-name="ce9" office:value-type="string" calcext:value-type="string">
            <text:p>Búsqueda local</text:p>
          </table:table-cell>
          <table:table-cell table:number-columns-repeated="2"/>
          <table:covered-table-cell table:style-name="Default"/>
          <table:table-cell table:style-name="ce9" office:value-type="string" calcext:value-type="string">
            <text:p>Greedy</text:p>
          </table:table-cell>
          <table:table-cell table:style-name="ce9" office:value-type="string" calcext:value-type="string">
            <text:p>Búsqueda local</text:p>
          </table:table-cell>
          <table:table-cell/>
        </table:table-row>
        <table:table-row table:style-name="ro3">
          <table:table-cell table:style-name="ce9" office:value-type="string" calcext:value-type="string">
            <text:p>Media Desv:</text:p>
          </table:table-cell>
          <table:table-cell table:style-name="ce12" office:value-type="float" office:value="4.44083647313088" calcext:value-type="float">
            <text:p>4,44083647313088</text:p>
          </table:table-cell>
          <table:table-cell table:style-name="ce12" office:value-type="float" office:value="3.47827229974328" calcext:value-type="float">
            <text:p>3,47827229974328</text:p>
          </table:table-cell>
          <table:table-cell table:number-columns-repeated="2"/>
          <table:table-cell table:style-name="ce1" office:value-type="string" calcext:value-type="string">
            <text:p>Caso</text:p>
          </table:table-cell>
          <table:table-cell table:style-name="ce1" office:value-type="string" calcext:value-type="string" table:number-columns-spanned="2" table:number-rows-spanned="1">
            <text:p>Coste obtenido</text:p>
          </table:table-cell>
          <table:covered-table-cell table:style-name="Default"/>
          <table:table-cell/>
        </table:table-row>
        <table:table-row table:style-name="ro3">
          <table:table-cell table:style-name="ce9" office:value-type="string" calcext:value-type="string">
            <text:p>Media Tiempo:</text:p>
          </table:table-cell>
          <table:table-cell table:style-name="ce12" office:value-type="float" office:value="0.1761682" calcext:value-type="float">
            <text:p>0,1761682</text:p>
          </table:table-cell>
          <table:table-cell table:style-name="ce12" office:value-type="float" office:value="11.3907252" calcext:value-type="float">
            <text:p>11,3907252</text:p>
          </table:table-cell>
          <table:table-cell table:number-columns-repeated="2"/>
          <table:table-cell office:value-type="string" calcext:value-type="string">
            <text:p>GKD-c_11_n500_m50</text:p>
          </table:table-cell>
          <table:table-cell office:value-type="float" office:value="18095.5" calcext:value-type="float">
            <text:p>18095,5</text:p>
          </table:table-cell>
          <table:table-cell office:value-type="float" office:value="18280" calcext:value-type="float">
            <text:p>18280,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2_n500_m50</text:p>
          </table:table-cell>
          <table:table-cell office:value-type="float" office:value="17356.5" calcext:value-type="float">
            <text:p>17356,5</text:p>
          </table:table-cell>
          <table:table-cell office:value-type="float" office:value="17755.6" calcext:value-type="float">
            <text:p>17755,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3_n500_m50</text:p>
          </table:table-cell>
          <table:table-cell office:value-type="float" office:value="17677.1" calcext:value-type="float">
            <text:p>17677,1</text:p>
          </table:table-cell>
          <table:table-cell office:value-type="float" office:value="17935.8" calcext:value-type="float">
            <text:p>17935,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4_n500_m50</text:p>
          </table:table-cell>
          <table:table-cell office:value-type="float" office:value="17529.1" calcext:value-type="float">
            <text:p>17529,1</text:p>
          </table:table-cell>
          <table:table-cell office:value-type="float" office:value="17902.2" calcext:value-type="float">
            <text:p>17902,2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5_n500_m50</text:p>
          </table:table-cell>
          <table:table-cell office:value-type="float" office:value="17752.6" calcext:value-type="float">
            <text:p>17752,6</text:p>
          </table:table-cell>
          <table:table-cell office:value-type="float" office:value="17800.6" calcext:value-type="float">
            <text:p>17800,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6_n500_m50</text:p>
          </table:table-cell>
          <table:table-cell office:value-type="float" office:value="17978.2" calcext:value-type="float">
            <text:p>17978,2</text:p>
          </table:table-cell>
          <table:table-cell office:value-type="float" office:value="18175.5" calcext:value-type="float">
            <text:p>18175,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7_n500_m50</text:p>
          </table:table-cell>
          <table:table-cell office:value-type="float" office:value="17903.5" calcext:value-type="float">
            <text:p>17903,5</text:p>
          </table:table-cell>
          <table:table-cell office:value-type="float" office:value="17972.5" calcext:value-type="float">
            <text:p>17972,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8_n500_m50</text:p>
          </table:table-cell>
          <table:table-cell office:value-type="float" office:value="17713.5" calcext:value-type="float">
            <text:p>17713,5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19_n500_m50</text:p>
          </table:table-cell>
          <table:table-cell office:value-type="float" office:value="17704.9" calcext:value-type="float">
            <text:p>17704,9</text:p>
          </table:table-cell>
          <table:table-cell office:value-type="float" office:value="17974" calcext:value-type="float">
            <text:p>17974,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GKD-c_20_n500_m50</text:p>
          </table:table-cell>
          <table:table-cell office:value-type="float" office:value="17788.8" calcext:value-type="float">
            <text:p>17788,8</text:p>
          </table:table-cell>
          <table:table-cell office:value-type="float" office:value="17887.9" calcext:value-type="float">
            <text:p>17887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MDG-b_1_n500_m50</text:p>
          </table:table-cell>
          <table:table-cell office:value-type="float" office:value="754081" calcext:value-type="float">
            <text:p>754081,0</text:p>
          </table:table-cell>
          <table:table-cell office:value-type="float" office:value="770730" calcext:value-type="float">
            <text:p>770730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2_n500_m50</text:p>
          </table:table-cell>
          <table:table-cell office:value-type="float" office:value="761437" calcext:value-type="float">
            <text:p>761437,0</text:p>
          </table:table-cell>
          <table:table-cell office:value-type="float" office:value="758308" calcext:value-type="float">
            <text:p>758308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3_n500_m50</text:p>
          </table:table-cell>
          <table:table-cell office:value-type="float" office:value="751115" calcext:value-type="float">
            <text:p>751115,0</text:p>
          </table:table-cell>
          <table:table-cell office:value-type="float" office:value="766037" calcext:value-type="float">
            <text:p>766037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4_n500_m50</text:p>
          </table:table-cell>
          <table:table-cell office:value-type="float" office:value="760257" calcext:value-type="float">
            <text:p>760257,0</text:p>
          </table:table-cell>
          <table:table-cell office:value-type="float" office:value="764054" calcext:value-type="float">
            <text:p>764054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5_n500_m50</text:p>
          </table:table-cell>
          <table:table-cell office:value-type="float" office:value="753668" calcext:value-type="float">
            <text:p>753668,0</text:p>
          </table:table-cell>
          <table:table-cell office:value-type="float" office:value="756103" calcext:value-type="float">
            <text:p>756103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6_n500_m50</text:p>
          </table:table-cell>
          <table:table-cell office:value-type="float" office:value="753581" calcext:value-type="float">
            <text:p>753581,0</text:p>
          </table:table-cell>
          <table:table-cell office:value-type="float" office:value="761191" calcext:value-type="float">
            <text:p>761191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7_n500_m50</text:p>
          </table:table-cell>
          <table:table-cell office:value-type="float" office:value="755966" calcext:value-type="float">
            <text:p>755966,0</text:p>
          </table:table-cell>
          <table:table-cell office:value-type="float" office:value="766263" calcext:value-type="float">
            <text:p>766263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8_n500_m50</text:p>
          </table:table-cell>
          <table:table-cell office:value-type="float" office:value="755936" calcext:value-type="float">
            <text:p>755936,0</text:p>
          </table:table-cell>
          <table:table-cell office:value-type="float" office:value="770877" calcext:value-type="float">
            <text:p>770877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9_n500_m50</text:p>
          </table:table-cell>
          <table:table-cell office:value-type="float" office:value="752100" calcext:value-type="float">
            <text:p>752100,0</text:p>
          </table:table-cell>
          <table:table-cell office:value-type="float" office:value="764975" calcext:value-type="float">
            <text:p>764975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b_10_n500_m50</text:p>
          </table:table-cell>
          <table:table-cell office:value-type="float" office:value="745121" calcext:value-type="float">
            <text:p>745121,0</text:p>
          </table:table-cell>
          <table:table-cell office:value-type="float" office:value="752744" calcext:value-type="float">
            <text:p>752744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1_n2000_m200</text:p>
          </table:table-cell>
          <table:table-cell office:value-type="float" office:value="112451" calcext:value-type="float">
            <text:p>112451,0</text:p>
          </table:table-cell>
          <table:table-cell office:value-type="float" office:value="113640" calcext:value-type="float">
            <text:p>113640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2_n2000_m200</text:p>
          </table:table-cell>
          <table:table-cell office:value-type="float" office:value="112390" calcext:value-type="float">
            <text:p>112390,0</text:p>
          </table:table-cell>
          <table:table-cell office:value-type="float" office:value="113234" calcext:value-type="float">
            <text:p>113234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3_n2000_m200</text:p>
          </table:table-cell>
          <table:table-cell office:value-type="float" office:value="112338" calcext:value-type="float">
            <text:p>112338,0</text:p>
          </table:table-cell>
          <table:table-cell office:value-type="float" office:value="113092" calcext:value-type="float">
            <text:p>113092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4_n2000_m200</text:p>
          </table:table-cell>
          <table:table-cell office:value-type="float" office:value="112694" calcext:value-type="float">
            <text:p>112694,0</text:p>
          </table:table-cell>
          <table:table-cell office:value-type="float" office:value="113422" calcext:value-type="float">
            <text:p>113422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5_n2000_m200</text:p>
          </table:table-cell>
          <table:table-cell office:value-type="float" office:value="112288" calcext:value-type="float">
            <text:p>112288,0</text:p>
          </table:table-cell>
          <table:table-cell office:value-type="float" office:value="112753" calcext:value-type="float">
            <text:p>112753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6_n2000_m200</text:p>
          </table:table-cell>
          <table:table-cell office:value-type="float" office:value="112296" calcext:value-type="float">
            <text:p>112296,0</text:p>
          </table:table-cell>
          <table:table-cell office:value-type="float" office:value="113310" calcext:value-type="float">
            <text:p>113310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7_n2000_m200</text:p>
          </table:table-cell>
          <table:table-cell office:value-type="float" office:value="111986" calcext:value-type="float">
            <text:p>111986,0</text:p>
          </table:table-cell>
          <table:table-cell office:value-type="float" office:value="113501" calcext:value-type="float">
            <text:p>113501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8_n2000_m200</text:p>
          </table:table-cell>
          <table:table-cell office:value-type="float" office:value="112298" calcext:value-type="float">
            <text:p>112298,0</text:p>
          </table:table-cell>
          <table:table-cell office:value-type="float" office:value="113302" calcext:value-type="float">
            <text:p>113302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39_n2000_m200</text:p>
          </table:table-cell>
          <table:table-cell office:value-type="float" office:value="112326" calcext:value-type="float">
            <text:p>112326,0</text:p>
          </table:table-cell>
          <table:table-cell office:value-type="float" office:value="112674" calcext:value-type="float">
            <text:p>112674,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DG-a_40_n2000_m200</text:p>
          </table:table-cell>
          <table:table-cell office:value-type="float" office:value="112833" calcext:value-type="float">
            <text:p>112833,0</text:p>
          </table:table-cell>
          <table:table-cell office:value-type="float" office:value="112959" calcext:value-type="float">
            <text:p>112959,0</text:p>
          </table:table-cell>
          <table:table-cell/>
        </table:table-row>
        <table:table-row table:style-name="ro5" table:number-rows-repeated="4">
          <table:table-cell table:number-columns-repeated="5"/>
          <table:table-cell table:style-name="Default" table:number-columns-repeated="3"/>
          <table:table-cell/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1" calcext:value-type="float">
            <text:p>31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2" calcext:value-type="float">
            <text:p>32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3" calcext:value-type="float">
            <text:p>33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4" calcext:value-type="float">
            <text:p>34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5" calcext:value-type="float">
            <text:p>35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6" calcext:value-type="float">
            <text:p>36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7" calcext:value-type="float">
            <text:p>37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8" calcext:value-type="float">
            <text:p>38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39" calcext:value-type="float">
            <text:p>39</text:p>
          </table:table-cell>
        </table:table-row>
        <table:table-row table:style-name="ro6">
          <table:table-cell table:number-columns-repeated="5"/>
          <table:table-cell table:style-name="Default" table:number-columns-repeated="3"/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9" loext:min-decimal-places="9" number:min-integer-digits="1"/>
    </number:number-style>
    <number:number-style style:name="N151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20:15:41.4499651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20-03-22T21:33:56.154605390</dc:date>
    <meta:editing-duration>PT43M14S</meta:editing-duration>
    <meta:editing-cycles>10</meta:editing-cycles>
    <meta:generator>LibreOffice/6.1.6.3$Linux_X86_64 LibreOffice_project/10$Build-3</meta:generator>
    <meta:document-statistic meta:table-count="3" meta:cell-count="4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5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5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6.66cm" svg:y="0.316cm" chart:style-name="ch2">
          <text:p>Comparativa</text:p>
        </chart:title>
        <chart:subtitle svg:x="6.342cm" svg:y="1.275cm" chart:style-name="ch3">
          <text:p>Problemas GKD-c</text:p>
        </chart:subtitle>
        <chart:legend chart:legend-position="end" svg:x="13.624cm" svg:y="3.954cm" style:legend-expansion="high" chart:style-name="ch4"/>
        <chart:plot-area chart:style-name="ch5" table:cell-range-address="Análisis.I5:Análisis.I15 Análisis.G5:Análisis.H14" chart:data-source-has-labels="both" svg:x="1.331cm" svg:y="2.138cm" svg:width="11.973cm" svg:height="5.706cm">
          <chartooo:coordinate-region svg:x="2.799cm" svg:y="2.337cm" svg:width="10.318cm" svg:height="4.86cm"/>
          <chart:axis chart:dimension="x" chart:name="primary-x" chart:style-name="ch6" chartooo:axis-type="auto">
            <chartooo:date-scale/>
            <chart:title svg:x="5.685cm" svg:y="8.024cm" chart:style-name="ch7">
              <text:p>Número del problema</text:p>
            </chart:title>
            <chart:categories table:cell-range-address="Análisis.I5:Análisis.I15"/>
          </chart:axis>
          <chart:axis chart:dimension="y" chart:name="primary-y" chart:style-name="ch8">
            <chart:title svg:x="0.451cm" svg:y="6.146cm" chart:style-name="ch9">
              <text:p>Coste obtenido</text:p>
            </chart:title>
            <chart:grid chart:style-name="ch10" chart:class="major"/>
          </chart:axis>
          <chart:series chart:style-name="ch11" chart:values-cell-range-address="Análisis.G5:Análisis.G14" loext:label-string="greedy" chart:class="chart:line">
            <chart:data-point chart:repeated="10"/>
          </chart:series>
          <chart:series chart:style-name="ch12" chart:values-cell-range-address="Análisis.H5:Análisis.H14" loext:label-string="b.local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</table:table-cell>
              <table:table-cell office:value-type="string">
                <text:p>b.local</text:p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Análisis.I5:Análisis.I15</svg:desc>
                </draw:g>
              </table:table-cell>
              <table:table-cell office:value-type="float" office:value="18095.5">
                <text:p>18095.5</text:p>
                <draw:g>
                  <svg:desc>Análisis.G5:Análisis.G14</svg:desc>
                </draw:g>
              </table:table-cell>
              <table:table-cell office:value-type="float" office:value="18280">
                <text:p>18280</text:p>
                <draw:g>
                  <svg:desc>Análisis.H5:Análisis.H14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356.5">
                <text:p>17356.5</text:p>
              </table:table-cell>
              <table:table-cell office:value-type="float" office:value="17755.6">
                <text:p>17755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677.1">
                <text:p>17677.1</text:p>
              </table:table-cell>
              <table:table-cell office:value-type="float" office:value="17935.8">
                <text:p>17935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529.1">
                <text:p>17529.1</text:p>
              </table:table-cell>
              <table:table-cell office:value-type="float" office:value="17902.2">
                <text:p>17902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52.6">
                <text:p>17752.6</text:p>
              </table:table-cell>
              <table:table-cell office:value-type="float" office:value="17800.6">
                <text:p>17800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78.2">
                <text:p>17978.2</text:p>
              </table:table-cell>
              <table:table-cell office:value-type="float" office:value="18175.5">
                <text:p>18175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903.5">
                <text:p>17903.5</text:p>
              </table:table-cell>
              <table:table-cell office:value-type="float" office:value="17972.5">
                <text:p>17972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13.5">
                <text:p>17713.5</text:p>
              </table:table-cell>
              <table:table-cell office:value-type="float" office:value="17869.2">
                <text:p>17869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04.9">
                <text:p>17704.9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88.8">
                <text:p>17788.8</text:p>
              </table:table-cell>
              <table:table-cell office:value-type="float" office:value="17887.9">
                <text:p>1788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5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5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line" chart:style-name="ch1">
        <chart:title svg:x="6.66cm" svg:y="0.315cm" chart:style-name="ch2">
          <text:p>Comparativa</text:p>
        </chart:title>
        <chart:subtitle svg:x="6.316cm" svg:y="1.273cm" chart:style-name="ch3">
          <text:p>Problemas MDG-b</text:p>
        </chart:subtitle>
        <chart:legend chart:legend-position="end" svg:x="13.624cm" svg:y="3.94cm" style:legend-expansion="high" chart:style-name="ch4"/>
        <chart:plot-area chart:style-name="ch5" table:cell-range-address="Análisis.G15:Análisis.H24" chart:data-source-has-labels="row" svg:x="1.331cm" svg:y="2.135cm" svg:width="11.973cm" svg:height="5.682cm">
          <chartooo:coordinate-region svg:x="2.984cm" svg:y="2.334cm" svg:width="10.133cm" svg:height="4.836cm"/>
          <chart:axis chart:dimension="x" chart:name="primary-x" chart:style-name="ch6">
            <chart:title svg:x="5.685cm" svg:y="7.996cm" chart:style-name="ch7">
              <text:p>Número del problema</text:p>
            </chart:title>
          </chart:axis>
          <chart:axis chart:dimension="y" chart:name="primary-y" chart:style-name="ch8">
            <chart:title svg:x="0.451cm" svg:y="6.131cm" chart:style-name="ch9">
              <text:p>Coste obtenido</text:p>
            </chart:title>
            <chart:grid chart:style-name="ch10" chart:class="major"/>
          </chart:axis>
          <chart:series chart:style-name="ch11" chart:values-cell-range-address="Análisis.G15:Análisis.G24" loext:label-string="greedy" chart:class="chart:line">
            <chart:data-point chart:repeated="10"/>
          </chart:series>
          <chart:series chart:style-name="ch12" chart:values-cell-range-address="Análisis.H15:Análisis.H24" loext:label-string="b.local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</table:table-cell>
              <table:table-cell office:value-type="string">
                <text:p>b.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4081">
                <text:p>754081</text:p>
                <draw:g>
                  <svg:desc>Análisis.G15:Análisis.G24</svg:desc>
                </draw:g>
              </table:table-cell>
              <table:table-cell office:value-type="float" office:value="770730">
                <text:p>770730</text:p>
                <draw:g>
                  <svg:desc>Análisis.H15:Análisis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1437">
                <text:p>761437</text:p>
              </table:table-cell>
              <table:table-cell office:value-type="float" office:value="758308">
                <text:p>758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1115">
                <text:p>751115</text:p>
              </table:table-cell>
              <table:table-cell office:value-type="float" office:value="766037">
                <text:p>76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0257">
                <text:p>760257</text:p>
              </table:table-cell>
              <table:table-cell office:value-type="float" office:value="764054">
                <text:p>764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3668">
                <text:p>753668</text:p>
              </table:table-cell>
              <table:table-cell office:value-type="float" office:value="756103">
                <text:p>756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3581">
                <text:p>753581</text:p>
              </table:table-cell>
              <table:table-cell office:value-type="float" office:value="761191">
                <text:p>76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5966">
                <text:p>755966</text:p>
              </table:table-cell>
              <table:table-cell office:value-type="float" office:value="766263">
                <text:p>76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5936">
                <text:p>755936</text:p>
              </table:table-cell>
              <table:table-cell office:value-type="float" office:value="770877">
                <text:p>770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100">
                <text:p>752100</text:p>
              </table:table-cell>
              <table:table-cell office:value-type="float" office:value="764975">
                <text:p>76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5121">
                <text:p>745121</text:p>
              </table:table-cell>
              <table:table-cell office:value-type="float" office:value="752744">
                <text:p>752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5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5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8cm" xlink:href=".." xlink:type="simple" chart:class="chart:line" chart:style-name="ch1">
        <chart:title svg:x="6.66cm" svg:y="0.315cm" chart:style-name="ch2">
          <text:p>Comparativa</text:p>
        </chart:title>
        <chart:subtitle svg:x="6.316cm" svg:y="1.273cm" chart:style-name="ch3">
          <text:p>Problemas MDG-a</text:p>
        </chart:subtitle>
        <chart:legend chart:legend-position="end" svg:x="13.624cm" svg:y="3.941cm" style:legend-expansion="high" chart:style-name="ch4"/>
        <chart:plot-area chart:style-name="ch5" table:cell-range-address="Análisis.I39:Análisis.I49 Análisis.G25:Análisis.H34" chart:data-source-has-labels="both" svg:x="1.331cm" svg:y="2.135cm" svg:width="11.973cm" svg:height="5.683cm">
          <chartooo:coordinate-region svg:x="2.984cm" svg:y="2.334cm" svg:width="10.133cm" svg:height="4.837cm"/>
          <chart:axis chart:dimension="x" chart:name="primary-x" chart:style-name="ch6" chartooo:axis-type="text">
            <chart:title svg:x="5.685cm" svg:y="7.997cm" chart:style-name="ch7">
              <text:p>Número del problema</text:p>
            </chart:title>
            <chart:categories table:cell-range-address="Análisis.I39:Análisis.I49"/>
          </chart:axis>
          <chart:axis chart:dimension="y" chart:name="primary-y" chart:style-name="ch8">
            <chart:title svg:x="0.451cm" svg:y="6.131cm" chart:style-name="ch9">
              <text:p>Coste obtenido</text:p>
            </chart:title>
            <chart:grid chart:style-name="ch10" chart:class="major"/>
          </chart:axis>
          <chart:series chart:style-name="ch11" chart:values-cell-range-address="Análisis.G25:Análisis.G34" loext:label-string="greedy" chart:class="chart:line">
            <chart:data-point chart:repeated="10"/>
          </chart:series>
          <chart:series chart:style-name="ch12" chart:values-cell-range-address="Análisis.H25:Análisis.H34" loext:label-string="b.local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</table:table-cell>
              <table:table-cell office:value-type="string">
                <text:p>b.local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Análisis.I39:Análisis.I49</svg:desc>
                </draw:g>
              </table:table-cell>
              <table:table-cell office:value-type="float" office:value="112451">
                <text:p>112451</text:p>
                <draw:g>
                  <svg:desc>Análisis.G25:Análisis.G34</svg:desc>
                </draw:g>
              </table:table-cell>
              <table:table-cell office:value-type="float" office:value="113640">
                <text:p>113640</text:p>
                <draw:g>
                  <svg:desc>Análisis.H25:Análisis.H3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390">
                <text:p>112390</text:p>
              </table:table-cell>
              <table:table-cell office:value-type="float" office:value="113234">
                <text:p>1132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2338">
                <text:p>112338</text:p>
              </table:table-cell>
              <table:table-cell office:value-type="float" office:value="113092">
                <text:p>1130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2694">
                <text:p>112694</text:p>
              </table:table-cell>
              <table:table-cell office:value-type="float" office:value="113422">
                <text:p>1134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2288">
                <text:p>112288</text:p>
              </table:table-cell>
              <table:table-cell office:value-type="float" office:value="112753">
                <text:p>1127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2296">
                <text:p>112296</text:p>
              </table:table-cell>
              <table:table-cell office:value-type="float" office:value="113310">
                <text:p>1133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1986">
                <text:p>111986</text:p>
              </table:table-cell>
              <table:table-cell office:value-type="float" office:value="113501">
                <text:p>1135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2298">
                <text:p>112298</text:p>
              </table:table-cell>
              <table:table-cell office:value-type="float" office:value="113302">
                <text:p>1133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2326">
                <text:p>112326</text:p>
              </table:table-cell>
              <table:table-cell office:value-type="float" office:value="112674">
                <text:p>1126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33">
                <text:p>112833</text:p>
              </table:table-cell>
              <table:table-cell office:value-type="float" office:value="112959">
                <text:p>112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